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Segoe UI Emoji" style:font-name-complex="Segoe UI Emoji"/>
    </style:style>
    <style:style style:name="T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style:font-name="Segoe UI Emoji" style:font-name-complex="Segoe UI Emoji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2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2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style:font-name="Segoe UI Emoji" style:font-name-complex="Segoe UI Emoji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3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3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list-style-name="LFO3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P52" style:parent-style-name="Normal" style:list-style-name="LFO4" style:family="paragraph"/>
    <style:style style:name="T53" style:parent-style-name="DefaultParagraphFont" style:family="text">
      <style:text-properties style:font-name="Segoe UI Emoji" style:font-name-complex="Segoe UI Emoji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list-style-name="LFO5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5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5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list-style-name="LFO6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6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list-style-name="LFO7" style:family="paragraph"/>
    <style:style style:name="P74" style:parent-style-name="Normal" style:list-style-name="LFO7" style:family="paragraph"/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list-style-name="LFO8" style:family="paragraph"/>
    <style:style style:name="P77" style:parent-style-name="Normal" style:list-style-name="LFO8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P81" style:parent-style-name="Normal" style:list-style-name="LFO9" style:family="paragraph"/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9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9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list-style-name="LFO10" style:family="paragraph"/>
    <style:style style:name="P91" style:parent-style-name="Normal" style:list-style-name="LFO10" style:family="paragraph"/>
    <style:style style:name="P92" style:parent-style-name="Normal" style:list-style-name="LFO10" style:family="paragraph"/>
    <style:style style:name="P93" style:parent-style-name="Normal" style:list-style-name="LFO10" style:family="paragraph"/>
    <style:style style:name="T9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Normal" style:list-style-name="LFO11" style:family="paragraph"/>
    <style:style style:name="P100" style:parent-style-name="Normal" style:list-style-name="LFO11" style:family="paragraph"/>
    <style:style style:name="P101" style:parent-style-name="Normal" style:list-style-name="LFO11" style:family="paragraph"/>
    <style:style style:name="P102" style:parent-style-name="Normal" style:list-style-name="LFO11" style:family="paragraph"/>
    <style:style style:name="P103" style:parent-style-name="Normal" style:list-style-name="LFO11" style:family="paragraph"/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list-style-name="LFO12" style:family="paragraph"/>
    <style:style style:name="T111" style:parent-style-name="DefaultParagraphFont" style:family="text">
      <style:text-properties fo:font-weight="bold" style:font-weight-asian="bold" style:font-weight-complex="bold"/>
    </style:style>
    <style:style style:name="P112" style:parent-style-name="Normal" style:list-style-name="LFO12" style:family="paragraph"/>
    <style:style style:name="T113" style:parent-style-name="DefaultParagraphFont" style:family="text">
      <style:text-properties fo:font-weight="bold" style:font-weight-asian="bold" style:font-weight-complex="bold"/>
    </style:style>
    <style:style style:name="P114" style:parent-style-name="Normal" style:list-style-name="LFO12" style:family="paragraph"/>
    <style:style style:name="T115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Normal" style:list-style-name="LFO12" style:family="paragraph"/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Normal" style:list-style-name="LFO12" style:family="paragraph"/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Normal" style:list-style-name="LFO12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family="paragraph">
      <style:text-properties fo:font-weight="bold" style:font-weight-asian="bold" style:font-weight-complex="bold"/>
    </style:style>
    <style:style style:name="P124" style:parent-style-name="Normal" style:list-style-name="LFO13" style:family="paragraph"/>
    <style:style style:name="P125" style:parent-style-name="Normal" style:list-style-name="LFO13" style:family="paragraph"/>
    <style:style style:name="P126" style:parent-style-name="Normal" style:list-style-name="LFO13" style:family="paragraph"/>
    <style:style style:name="P127" style:parent-style-name="Normal" style:family="paragraph">
      <style:text-properties fo:font-weight="bold" style:font-weight-asian="bold" style:font-weight-complex="bold"/>
    </style:style>
    <style:style style:name="P128" style:parent-style-name="Normal" style:list-style-name="LFO14" style:family="paragraph"/>
    <style:style style:name="P129" style:parent-style-name="Normal" style:list-style-name="LFO14" style:family="paragraph"/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list-style-name="LFO15" style:family="paragraph"/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list-style-name="LFO15" style:family="paragraph"/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style:font-name="Segoe UI Emoji" style:font-name-complex="Segoe UI Emoji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13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Normal" style:family="paragraph">
      <style:text-properties fo:font-weight="bold" style:font-weight-asian="bold" style:font-weight-complex="bold"/>
    </style:style>
    <style:style style:name="P142" style:parent-style-name="Normal" style:family="paragraph">
      <style:text-properties fo:font-weight="bold" style:font-weight-asian="bold" style:font-weight-complex="bold"/>
    </style:style>
    <style:style style:name="P143" style:parent-style-name="Normal" style:list-style-name="LFO16" style:family="paragraph"/>
    <style:style style:name="P144" style:parent-style-name="Normal" style:list-style-name="LFO16" style:family="paragraph"/>
    <style:style style:name="P145" style:parent-style-name="Normal" style:list-style-name="LFO16" style:family="paragraph"/>
    <style:style style:name="P146" style:parent-style-name="Normal" style:family="paragraph">
      <style:text-properties fo:font-weight="bold" style:font-weight-asian="bold" style:font-weight-complex="bold"/>
    </style:style>
    <style:style style:name="P147" style:parent-style-name="Normal" style:list-style-name="LFO17" style:family="paragraph"/>
    <style:style style:name="P148" style:parent-style-name="Normal" style:list-style-name="LFO17" style:family="paragraph"/>
    <style:style style:name="P149" style:parent-style-name="Normal" style:list-style-name="LFO17" style:family="paragraph"/>
    <style:style style:name="P150" style:parent-style-name="Normal" style:list-style-name="LFO17" style:family="paragraph"/>
    <style:style style:name="P151" style:parent-style-name="Normal" style:list-style-name="LFO17" style:family="paragraph"/>
    <style:style style:name="T152" style:parent-style-name="DefaultParagraphFont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P155" style:parent-style-name="Normal" style:list-style-name="LFO18" style:family="paragraph"/>
    <style:style style:name="P156" style:parent-style-name="Normal" style:list-style-name="LFO18" style:family="paragraph"/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161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163" style:parent-style-name="DefaultParagraphFont" style:family="text">
      <style:text-properties style:font-name="Segoe UI Emoji" style:font-name-complex="Segoe UI Emoji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66" style:parent-style-name="DefaultParagraphFont" style:family="text">
      <style:text-properties fo:font-weight="bold" style:font-weight-asian="bold" style:font-weight-complex="bold"/>
    </style:style>
    <style:style style:name="P167" style:parent-style-name="Normal" style:list-style-name="LFO19" style:family="paragraph"/>
    <style:style style:name="P168" style:parent-style-name="Normal" style:list-style-name="LFO19" style:family="paragraph"/>
    <style:style style:name="P169" style:parent-style-name="Normal" style:list-style-name="LFO19" style:family="paragraph"/>
    <style:style style:name="T17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71" style:parent-style-name="DefaultParagraphFont" style:family="text">
      <style:text-properties fo:font-weight="bold" style:font-weight-asian="bold" style:font-weight-complex="bold"/>
    </style:style>
    <style:style style:name="T172" style:parent-style-name="DefaultParagraphFont" style:family="text">
      <style:text-properties fo:font-weight="bold" style:font-weight-asian="bold" style:font-weight-complex="bold"/>
    </style:style>
    <style:style style:name="T17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74" style:parent-style-name="DefaultParagraphFont" style:family="text">
      <style:text-properties fo:font-weight="bold" style:font-weight-asian="bold" style:font-weight-complex="bold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T17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77" style:parent-style-name="DefaultParagraphFont" style:family="text">
      <style:text-properties fo:font-weight="bold" style:font-weight-asian="bold" style:font-weight-complex="bold"/>
    </style:style>
    <style:style style:name="T178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P180" style:parent-style-name="Normal" style:family="paragraph">
      <style:text-properties fo:font-weight="bold" style:font-weight-asian="bold" style:font-weight-complex="bold"/>
    </style:style>
    <style:style style:name="P181" style:parent-style-name="Normal" style:list-style-name="LFO20" style:family="paragraph"/>
    <style:style style:name="P182" style:parent-style-name="Normal" style:list-style-name="LFO20" style:family="paragraph"/>
    <style:style style:name="P183" style:parent-style-name="Normal" style:family="paragraph">
      <style:text-properties fo:font-weight="bold" style:font-weight-asian="bold" style:font-weight-complex="bold"/>
    </style:style>
    <style:style style:name="P184" style:parent-style-name="Normal" style:list-style-name="LFO21" style:family="paragraph"/>
    <style:style style:name="P185" style:parent-style-name="Normal" style:list-style-name="LFO21" style:family="paragraph"/>
    <style:style style:name="P186" style:parent-style-name="Normal" style:family="paragraph">
      <style:text-properties fo:font-weight="bold" style:font-weight-asian="bold" style:font-weight-complex="bold"/>
    </style:style>
    <style:style style:name="P187" style:parent-style-name="Normal" style:list-style-name="LFO22" style:family="paragraph"/>
    <style:style style:name="P188" style:parent-style-name="Normal" style:list-style-name="LFO22" style:family="paragraph"/>
    <style:style style:name="P189" style:parent-style-name="Normal" style:family="paragraph">
      <style:text-properties fo:font-weight="bold" style:font-weight-asian="bold" style:font-weight-complex="bold"/>
    </style:style>
    <style:style style:name="P190" style:parent-style-name="Normal" style:list-style-name="LFO23" style:family="paragraph"/>
    <style:style style:name="P191" style:parent-style-name="Normal" style:list-style-name="LFO23" style:family="paragraph"/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94" style:parent-style-name="DefaultParagraphFont" style:family="text">
      <style:text-properties fo:font-weight="bold" style:font-weight-asian="bold" style:font-weight-complex="bold"/>
    </style:style>
    <style:style style:name="T195" style:parent-style-name="DefaultParagraphFont" style:family="text">
      <style:text-properties style:font-name="Cambria Math" style:font-name-complex="Cambria Math" fo:font-weight="bold" style:font-weight-asian="bold" style:font-weight-complex="bold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name="T197" style:parent-style-name="DefaultParagraphFont" style:family="text">
      <style:text-properties fo:font-weight="bold" style:font-weight-asian="bold" style:font-weight-complex="bold"/>
    </style:style>
    <style:style style:name="T19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199" style:parent-style-name="DefaultParagraphFont" style:family="text">
      <style:text-properties fo:font-weight="bold" style:font-weight-asian="bold" style:font-weight-complex="bold"/>
    </style:style>
    <style:style style:name="T20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01" style:parent-style-name="DefaultParagraphFont" style:family="text">
      <style:text-properties fo:font-weight="bold" style:font-weight-asian="bold" style:font-weight-complex="bold"/>
    </style:style>
    <style:style style:name="P202" style:parent-style-name="Normal" style:list-style-name="LFO24" style:family="paragraph"/>
    <style:style style:name="T203" style:parent-style-name="DefaultParagraphFont" style:family="text">
      <style:text-properties fo:font-weight="bold" style:font-weight-asian="bold" style:font-weight-complex="bold"/>
    </style:style>
    <style:style style:name="P204" style:parent-style-name="Normal" style:list-style-name="LFO24" style:family="paragraph"/>
    <style:style style:name="T205" style:parent-style-name="DefaultParagraphFont" style:family="text">
      <style:text-properties fo:font-weight="bold" style:font-weight-asian="bold" style:font-weight-complex="bold"/>
    </style:style>
    <style:style style:name="P206" style:parent-style-name="Normal" style:list-style-name="LFO24" style:family="paragraph"/>
    <style:style style:name="T207" style:parent-style-name="DefaultParagraphFont" style:family="text">
      <style:text-properties fo:font-weight="bold" style:font-weight-asian="bold" style:font-weight-complex="bold"/>
    </style:style>
    <style:style style:name="T208" style:parent-style-name="DefaultParagraphFont" style:family="text">
      <style:text-properties fo:font-weight="bold" style:font-weight-asian="bold" style:font-weight-complex="bold"/>
    </style:style>
    <style:style style:name="T20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10" style:parent-style-name="DefaultParagraphFont" style:family="text">
      <style:text-properties fo:font-weight="bold" style:font-weight-asian="bold" style:font-weight-complex="bold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T21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P214" style:parent-style-name="Normal" style:family="paragraph">
      <style:text-properties fo:font-weight="bold" style:font-weight-asian="bold" style:font-weight-complex="bold"/>
    </style:style>
    <style:style style:name="P215" style:parent-style-name="Normal" style:list-style-name="LFO25" style:family="paragraph"/>
    <style:style style:name="T216" style:parent-style-name="DefaultParagraphFont" style:family="text">
      <style:text-properties fo:font-weight="bold" style:font-weight-asian="bold" style:font-weight-complex="bold"/>
    </style:style>
    <style:style style:name="P217" style:parent-style-name="Normal" style:list-style-name="LFO25" style:family="paragraph"/>
    <style:style style:name="T218" style:parent-style-name="DefaultParagraphFont" style:family="text">
      <style:text-properties fo:font-weight="bold" style:font-weight-asian="bold" style:font-weight-complex="bold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T22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21" style:parent-style-name="DefaultParagraphFont" style:family="text">
      <style:text-properties fo:font-weight="bold" style:font-weight-asian="bold" style:font-weight-complex="bold"/>
    </style:style>
    <style:style style:name="P222" style:parent-style-name="Normal" style:list-style-name="LFO26" style:family="paragraph"/>
    <style:style style:name="T223" style:parent-style-name="DefaultParagraphFont" style:family="text">
      <style:text-properties fo:font-weight="bold" style:font-weight-asian="bold" style:font-weight-complex="bold"/>
    </style:style>
    <style:style style:name="P224" style:parent-style-name="Normal" style:list-style-name="LFO26" style:family="paragraph"/>
    <style:style style:name="T225" style:parent-style-name="DefaultParagraphFont" style:family="text">
      <style:text-properties fo:font-weight="bold" style:font-weight-asian="bold" style:font-weight-complex="bold"/>
    </style:style>
    <style:style style:name="T22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27" style:parent-style-name="DefaultParagraphFont" style:family="text">
      <style:text-properties fo:font-weight="bold" style:font-weight-asian="bold" style:font-weight-complex="bold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T22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30" style:parent-style-name="DefaultParagraphFont" style:family="text">
      <style:text-properties fo:font-weight="bold" style:font-weight-asian="bold" style:font-weight-complex="bold"/>
    </style:style>
    <style:style style:name="T231" style:parent-style-name="DefaultParagraphFont" style:family="text">
      <style:text-properties fo:font-weight="bold" style:font-weight-asian="bold" style:font-weight-complex="bold"/>
    </style:style>
    <style:style style:name="T23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33" style:parent-style-name="DefaultParagraphFont" style:family="text">
      <style:text-properties fo:font-weight="bold" style:font-weight-asian="bold" style:font-weight-complex="bold"/>
    </style:style>
    <style:style style:name="T23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35" style:parent-style-name="DefaultParagraphFont" style:family="text">
      <style:text-properties fo:font-weight="bold" style:font-weight-asian="bold" style:font-weight-complex="bold"/>
    </style:style>
    <style:style style:name="P236" style:parent-style-name="Normal" style:list-style-name="LFO27" style:family="paragraph"/>
    <style:style style:name="T237" style:parent-style-name="DefaultParagraphFont" style:family="text">
      <style:text-properties fo:font-weight="bold" style:font-weight-asian="bold" style:font-weight-complex="bold"/>
    </style:style>
    <style:style style:name="P238" style:parent-style-name="Normal" style:list-style-name="LFO27" style:family="paragraph"/>
    <style:style style:name="T239" style:parent-style-name="DefaultParagraphFont" style:family="text">
      <style:text-properties fo:font-weight="bold" style:font-weight-asian="bold" style:font-weight-complex="bold"/>
    </style:style>
    <style:style style:name="P240" style:parent-style-name="Normal" style:list-style-name="LFO27" style:family="paragraph"/>
    <style:style style:name="T241" style:parent-style-name="DefaultParagraphFont" style:family="text">
      <style:text-properties fo:font-weight="bold" style:font-weight-asian="bold" style:font-weight-complex="bold"/>
    </style:style>
    <style:style style:name="P242" style:parent-style-name="Normal" style:list-style-name="LFO27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T244" style:parent-style-name="DefaultParagraphFont" style:family="text">
      <style:text-properties fo:font-weight="bold" style:font-weight-asian="bold" style:font-weight-complex="bold"/>
    </style:style>
    <style:style style:name="T24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46" style:parent-style-name="DefaultParagraphFont" style:family="text">
      <style:text-properties fo:font-weight="bold" style:font-weight-asian="bold" style:font-weight-complex="bold"/>
    </style:style>
    <style:style style:name="P247" style:parent-style-name="Normal" style:list-style-name="LFO28" style:family="paragraph"/>
    <style:style style:name="P248" style:parent-style-name="Normal" style:list-style-name="LFO28" style:family="paragraph"/>
    <style:style style:name="T249" style:parent-style-name="DefaultParagraphFont" style:family="text">
      <style:text-properties fo:font-weight="bold" style:font-weight-asian="bold" style:font-weight-complex="bold"/>
    </style:style>
    <style:style style:name="T250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51" style:parent-style-name="DefaultParagraphFont" style:family="text">
      <style:text-properties fo:font-weight="bold" style:font-weight-asian="bold" style:font-weight-complex="bold"/>
    </style:style>
    <style:style style:name="T252" style:parent-style-name="DefaultParagraphFont" style:family="text">
      <style:text-properties fo:font-weight="bold" style:font-weight-asian="bold" style:font-weight-complex="bold"/>
    </style:style>
    <style:style style:name="T25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P255" style:parent-style-name="Normal" style:family="paragraph">
      <style:text-properties fo:font-weight="bold" style:font-weight-asian="bold" style:font-weight-complex="bold"/>
    </style:style>
    <style:style style:name="P256" style:parent-style-name="Normal" style:list-style-name="LFO29" style:family="paragraph"/>
    <style:style style:name="P257" style:parent-style-name="Normal" style:list-style-name="LFO29" style:family="paragraph"/>
    <style:style style:name="P258" style:parent-style-name="Normal" style:family="paragraph">
      <style:text-properties fo:font-weight="bold" style:font-weight-asian="bold" style:font-weight-complex="bold"/>
    </style:style>
    <style:style style:name="P259" style:parent-style-name="Normal" style:list-style-name="LFO30" style:family="paragraph"/>
    <style:style style:name="P260" style:parent-style-name="Normal" style:list-style-name="LFO30" style:family="paragraph"/>
    <style:style style:name="P261" style:parent-style-name="Normal" style:family="paragraph">
      <style:text-properties fo:font-weight="bold" style:font-weight-asian="bold" style:font-weight-complex="bold"/>
    </style:style>
    <style:style style:name="P262" style:parent-style-name="Normal" style:family="paragraph">
      <style:text-properties fo:font-weight="bold" style:font-weight-asian="bold" style:font-weight-complex="bold"/>
    </style:style>
    <style:style style:name="P263" style:parent-style-name="Normal" style:family="paragraph">
      <style:text-properties fo:font-weight="bold" style:font-weight-asian="bold" style:font-weight-complex="bold"/>
    </style:style>
    <style:style style:name="T264" style:parent-style-name="DefaultParagraphFont" style:family="text">
      <style:text-properties fo:font-weight="bold" style:font-weight-asian="bold" style:font-weight-complex="bold"/>
    </style:style>
    <style:style style:name="T26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66" style:parent-style-name="DefaultParagraphFont" style:family="text">
      <style:text-properties fo:font-weight="bold" style:font-weight-asian="bold" style:font-weight-complex="bold"/>
    </style:style>
    <style:style style:name="P267" style:parent-style-name="Normal" style:list-style-name="LFO31" style:family="paragraph"/>
    <style:style style:name="P268" style:parent-style-name="Normal" style:list-style-name="LFO31" style:family="paragraph"/>
    <style:style style:name="P269" style:parent-style-name="Normal" style:list-style-name="LFO31" style:family="paragraph"/>
    <style:style style:name="T27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71" style:parent-style-name="DefaultParagraphFont" style:family="text">
      <style:text-properties fo:font-weight="bold" style:font-weight-asian="bold" style:font-weight-complex="bold"/>
    </style:style>
    <style:style style:name="T272" style:parent-style-name="DefaultParagraphFont" style:family="text">
      <style:text-properties fo:font-weight="bold" style:font-weight-asian="bold" style:font-weight-complex="bold"/>
    </style:style>
    <style:style style:name="T273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74" style:parent-style-name="DefaultParagraphFont" style:family="text">
      <style:text-properties fo:font-weight="bold" style:font-weight-asian="bold" style:font-weight-complex="bold"/>
    </style:style>
    <style:style style:name="T275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276" style:parent-style-name="DefaultParagraphFont" style:family="text">
      <style:text-properties fo:font-weight="bold" style:font-weight-asian="bold" style:font-weight-complex="bold"/>
    </style:style>
    <style:style style:name="P277" style:parent-style-name="Normal" style:list-style-name="LFO32" style:family="paragraph"/>
    <style:style style:name="P278" style:parent-style-name="Normal" style:list-style-name="LFO32" style:family="paragraph"/>
    <style:style style:name="P279" style:parent-style-name="Normal" style:list-style-name="LFO32" style:family="paragraph"/>
    <style:style style:name="P280" style:parent-style-name="Normal" style:list-style-name="LFO32" style:family="paragraph"/>
    <style:style style:name="T281" style:parent-style-name="DefaultParagraphFont" style:family="text">
      <style:text-properties fo:font-weight="bold" style:font-weight-asian="bold" style:font-weight-complex="bold"/>
    </style:style>
    <style:style style:name="T28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83" style:parent-style-name="DefaultParagraphFont" style:family="text">
      <style:text-properties fo:font-weight="bold" style:font-weight-asian="bold" style:font-weight-complex="bold"/>
    </style:style>
    <style:style style:name="P284" style:parent-style-name="Normal" style:list-style-name="LFO33" style:family="paragraph"/>
    <style:style style:name="P285" style:parent-style-name="Normal" style:list-style-name="LFO33" style:family="paragraph"/>
    <style:style style:name="P286" style:parent-style-name="Normal" style:list-style-name="LFO33" style:family="paragraph"/>
    <style:style style:name="T287" style:parent-style-name="DefaultParagraphFont" style:family="text">
      <style:text-properties fo:font-weight="bold" style:font-weight-asian="bold" style:font-weight-complex="bold"/>
    </style:style>
    <style:style style:name="T288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89" style:parent-style-name="DefaultParagraphFont" style:family="text">
      <style:text-properties fo:font-weight="bold" style:font-weight-asian="bold" style:font-weight-complex="bold"/>
    </style:style>
    <style:style style:name="P290" style:parent-style-name="Normal" style:list-style-name="LFO34" style:family="paragraph"/>
    <style:style style:name="P291" style:parent-style-name="Normal" style:list-style-name="LFO34" style:family="paragraph"/>
    <style:style style:name="P292" style:parent-style-name="Normal" style:list-style-name="LFO34" style:family="paragraph"/>
    <style:style style:name="P293" style:parent-style-name="Normal" style:list-style-name="LFO34" style:family="paragraph"/>
    <style:style style:name="T294" style:parent-style-name="DefaultParagraphFont" style:family="text">
      <style:text-properties style:font-name="Segoe UI Emoji" style:font-name-complex="Segoe UI Emoji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T29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P298" style:parent-style-name="Normal" style:list-style-name="LFO35" style:family="paragraph"/>
    <style:style style:name="P299" style:parent-style-name="Normal" style:list-style-name="LFO35" style:family="paragraph"/>
    <style:style style:name="P300" style:parent-style-name="Normal" style:list-style-name="LFO35" style:family="paragraph"/>
    <style:style style:name="P301" style:parent-style-name="Normal" style:family="paragraph">
      <style:text-properties fo:font-weight="bold" style:font-weight-asian="bold" style:font-weight-complex="bold"/>
    </style:style>
    <style:style style:name="P302" style:parent-style-name="Normal" style:list-style-name="LFO36" style:family="paragraph"/>
    <style:style style:name="P303" style:parent-style-name="Normal" style:list-style-name="LFO36" style:family="paragraph"/>
    <style:style style:name="P304" style:parent-style-name="Normal" style:list-style-name="LFO36" style:family="paragraph"/>
    <style:style style:name="T305" style:parent-style-name="DefaultParagraphFont" style:family="text">
      <style:text-properties fo:font-weight="bold" style:font-weight-asian="bold" style:font-weight-complex="bold"/>
    </style:style>
    <style:style style:name="T306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07" style:parent-style-name="DefaultParagraphFont" style:family="text">
      <style:text-properties fo:font-weight="bold" style:font-weight-asian="bold" style:font-weight-complex="bold"/>
    </style:style>
    <style:style style:name="T308" style:parent-style-name="DefaultParagraphFont" style:family="text">
      <style:text-properties fo:font-weight="bold" style:font-weight-asian="bold" style:font-weight-complex="bold"/>
    </style:style>
    <style:style style:name="T309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10" style:parent-style-name="DefaultParagraphFont" style:family="text">
      <style:text-properties fo:font-weight="bold" style:font-weight-asian="bold" style:font-weight-complex="bold"/>
    </style:style>
    <style:style style:name="P311" style:parent-style-name="Normal" style:list-style-name="LFO37" style:family="paragraph"/>
    <style:style style:name="P312" style:parent-style-name="Normal" style:list-style-name="LFO37" style:family="paragraph"/>
    <style:style style:name="P313" style:parent-style-name="Normal" style:list-style-name="LFO37" style:family="paragraph"/>
    <style:style style:name="P314" style:parent-style-name="Normal" style:list-style-name="LFO37" style:family="paragraph"/>
    <style:style style:name="P315" style:parent-style-name="Normal" style:list-style-name="LFO37" style:family="paragraph"/>
    <style:style style:name="P316" style:parent-style-name="Normal" style:list-style-name="LFO37" style:family="paragraph"/>
    <style:style style:name="T317" style:parent-style-name="DefaultParagraphFont" style:family="text">
      <style:text-properties style:font-name="Segoe UI Emoji" style:font-name-complex="Segoe UI Emoji"/>
    </style:style>
    <style:style style:name="T318" style:parent-style-name="DefaultParagraphFont" style:family="text">
      <style:text-properties fo:font-weight="bold" style:font-weight-asian="bold" style:font-weight-complex="bold"/>
    </style:style>
    <style:style style:name="T319" style:parent-style-name="DefaultParagraphFont" style:family="text">
      <style:text-properties fo:font-style="italic" style:font-style-asian="italic" style:font-style-complex="italic"/>
    </style:style>
    <style:style style:name="P320" style:parent-style-name="Normal" style:list-style-name="LFO38" style:family="paragraph"/>
    <style:style style:name="T321" style:parent-style-name="DefaultParagraphFont" style:family="text">
      <style:text-properties style:font-name="Segoe UI Emoji" style:font-name-complex="Segoe UI Emoji"/>
    </style:style>
    <style:style style:name="T322" style:parent-style-name="DefaultParagraphFont" style:family="text">
      <style:text-properties fo:font-weight="bold" style:font-weight-asian="bold" style:font-weight-complex="bold"/>
    </style:style>
    <style:style style:name="P323" style:parent-style-name="Normal" style:list-style-name="LFO38" style:family="paragraph"/>
    <style:style style:name="T324" style:parent-style-name="DefaultParagraphFont" style:family="text">
      <style:text-properties style:font-name="Segoe UI Emoji" style:font-name-complex="Segoe UI Emoji"/>
    </style:style>
    <style:style style:name="T325" style:parent-style-name="DefaultParagraphFont" style:family="text">
      <style:text-properties fo:font-weight="bold" style:font-weight-asian="bold" style:font-weight-complex="bold"/>
    </style:style>
    <style:style style:name="P326" style:parent-style-name="Normal" style:list-style-name="LFO38" style:family="paragraph"/>
    <style:style style:name="T327" style:parent-style-name="DefaultParagraphFont" style:family="text">
      <style:text-properties style:font-name="Segoe UI Emoji" style:font-name-complex="Segoe UI Emoji"/>
    </style:style>
    <style:style style:name="T328" style:parent-style-name="DefaultParagraphFont" style:family="text">
      <style:text-properties fo:font-weight="bold" style:font-weight-asian="bold" style:font-weight-complex="bold"/>
    </style:style>
    <style:style style:name="T329" style:parent-style-name="DefaultParagraphFont" style:family="text">
      <style:text-properties style:font-name="Segoe UI Emoji" style:font-name-complex="Segoe UI Emoji"/>
    </style:style>
    <style:style style:family="graphic" style:name="a2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Alright bro, breathe<text:s/><text:span text:style-name="T2">😌</text:span><text:line-break/>This is<text:s/><text:span text:style-name="T3">FULL LAST-MOMENT REVISION of ONLY MOST IMPORTANT DBMS TOPICS</text:span><text:s/>for<text:s/><text:span text:style-name="T4">UTU (Veer Madho Singh Bhandari)</text:span><text:s/>exams.<text:line-break/>No extra theory, no overload —<text:s/><text:span text:style-name="T5">pure exam-scoring content</text:span>.<text:line-break/>Read once → revise twice → write confidently<text:s/><text:span text:style-name="T6">✍️</text:span></text:p>
      <text:p text:style-name="Normal"><draw:custom-shape svg:x="0in" svg:y="0in" svg:width="45.51042in" svg:height="0.00139in" draw:z-index="0" draw:id="id0" draw:style-name="a0" draw:name="Horizontal Line 21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">🔥</text:span><text:span text:style-name="T8"><text:s/>UNIT 1 – INTRODUCTION (VERY IMPORTANT)</text:span></text:p>
      <text:p text:style-name="Normal"><text:span text:style-name="T9">1️</text:span><text:span text:style-name="T10">⃣</text:span><text:span text:style-name="T11"><text:s/>Data Abstraction</text:span></text:p>
      <text:p text:style-name="Normal">Hides complex database details from users.</text:p>
      <text:p text:style-name="Normal"><text:span text:style-name="T12">Levels:</text:span></text:p>
      <text:list text:style-name="LFO1" text:continue-numbering="true">
        <text:list-item>
          <text:p text:style-name="P13"><text:span text:style-name="T14">Physical level</text:span><text:s/>– How data is stored (files, indexes)</text:p>
        </text:list-item>
        <text:list-item>
          <text:p text:style-name="P15"><text:span text:style-name="T16">Logical level</text:span><text:s/>– Tables, attributes, relationships</text:p>
        </text:list-item>
        <text:list-item>
          <text:p text:style-name="P17"><text:span text:style-name="T18">View level</text:span><text:s/>– User-specific views</text:p>
        </text:list-item>
      </text:list>
      <text:p text:style-name="Normal"><text:span text:style-name="T19">👉</text:span><text:s/><text:span text:style-name="T20">Purpose</text:span>: Simplicity, security</text:p>
      <text:p text:style-name="Normal"><draw:custom-shape svg:x="0in" svg:y="0in" svg:width="45.51042in" svg:height="0.00139in" draw:z-index="0" draw:id="id1" draw:style-name="a1" draw:name="Horizontal Line 21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">2️</text:span><text:span text:style-name="T22">⃣</text:span><text:span text:style-name="T23"><text:s/>Data Independence (</text:span><text:span text:style-name="T24">🔥</text:span><text:span text:style-name="T25"><text:s/>Frequently Asked)</text:span></text:p>
      <text:p text:style-name="Normal">Ability to change schema without affecting higher levels.</text:p>
      <text:p text:style-name="Normal"><text:span text:style-name="T26">Types:</text:span></text:p>
      <text:list text:style-name="LFO2" text:continue-numbering="true">
        <text:list-item>
          <text:p text:style-name="P27"><text:span text:style-name="T28">Physical Data Independence</text:span><text:line-break/>Changes in storage don’t affect logical schema<text:line-break/>(e.g., indexing change)</text:p>
        </text:list-item>
        <text:list-item>
          <text:p text:style-name="P29"><text:span text:style-name="T30">Logical Data Independence</text:span><text:line-break/>Changes in logical schema don’t affect views<text:line-break/>(e.g., adding new attribute)</text:p>
        </text:list-item>
      </text:list>
      <text:p text:style-name="Normal"><text:span text:style-name="T31">📌</text:span><text:s/>Logical is harder than Physical</text:p>
      <text:p text:style-name="Normal"><draw:custom-shape svg:x="0in" svg:y="0in" svg:width="45.51042in" svg:height="0.00139in" draw:z-index="0" draw:id="id2" draw:style-name="a2" draw:name="Horizontal Line 21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2">3️</text:span><text:span text:style-name="T33">⃣</text:span><text:span text:style-name="T34"><text:s/>DDL vs DML (SHORT + DIRECT)</text:span></text:p>
      <text:p text:style-name="P35">DDL (Data Definition Language)</text:p>
      <text:p text:style-name="Normal">Used to define database structure<text:line-break/><text:span text:style-name="T36">Commands:</text:span><text:s/>CREATE, ALTER, DROP, TRUNCATE</text:p>
      <text:p text:style-name="P37">DML (Data Manipulation Language)</text:p>
      <text:p text:style-name="Normal">Used to manipulate data<text:line-break/><text:span text:style-name="T38">Commands:</text:span><text:s/>SELECT, INSERT, UPDATE, DELETE</text:p>
      <text:p text:style-name="Normal"><draw:custom-shape svg:x="0in" svg:y="0in" svg:width="45.51042in" svg:height="0.00139in" draw:z-index="0" draw:id="id3" draw:style-name="a3" draw:name="Horizontal Line 21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">4️</text:span><text:span text:style-name="T40">⃣</text:span><text:span text:style-name="T41"><text:s/>Three-Level Database Architecture (</text:span><text:span text:style-name="T42">🔥</text:span><text:span text:style-name="T43"><text:s/>10 marks)</text:span></text:p>
      <text:list text:style-name="LFO3" text:continue-numbering="true">
        <text:list-item>
          <text:p text:style-name="P44"><text:span text:style-name="T45">External Level</text:span><text:s/>– User views</text:p>
        </text:list-item>
        <text:list-item>
          <text:p text:style-name="P46"><text:span text:style-name="T47">Conceptual Level</text:span><text:s/>– Logical design</text:p>
        </text:list-item>
        <text:list-item>
          <text:p text:style-name="P48"><text:span text:style-name="T49">Internal Level</text:span><text:s/>– Physical storage</text:p>
        </text:list-item>
      </text:list>
      <text:p text:style-name="Normal"><text:span text:style-name="T50">Mapping:</text:span></text:p>
      <text:list text:style-name="LFO4" text:continue-numbering="true">
        <text:list-item>
          <text:p text:style-name="P51">External ↔ Conceptual</text:p>
        </text:list-item>
        <text:list-item>
          <text:p text:style-name="P52">Conceptual ↔ Internal</text:p>
        </text:list-item>
      </text:list>
      <text:p text:style-name="Normal"><text:span text:style-name="T53">👉</text:span><text:s/>Ensures<text:s/><text:span text:style-name="T54">data independence</text:span></text:p>
      <text:p text:style-name="Normal"><draw:custom-shape svg:x="0in" svg:y="0in" svg:width="45.51042in" svg:height="0.00139in" draw:z-index="0" draw:id="id4" draw:style-name="a4" draw:name="Horizontal Line 21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5">5️</text:span><text:span text:style-name="T56">⃣</text:span><text:span text:style-name="T57"><text:s/>Database Models (VERY IMPORTANT)</text:span></text:p>
      <text:p text:style-name="P58">ER Model</text:p>
      <text:list text:style-name="LFO5" text:continue-numbering="true">
        <text:list-item>
          <text:p text:style-name="P59"><text:span text:style-name="T60">Entities</text:span></text:p>
        </text:list-item>
        <text:list-item>
          <text:p text:style-name="P61"><text:span text:style-name="T62">Attributes</text:span></text:p>
        </text:list-item>
        <text:list-item>
          <text:p text:style-name="P63"><text:span text:style-name="T64">Relationships</text:span></text:p>
        </text:list-item>
        <text:list-item>
          <text:p text:style-name="P65"><text:span text:style-name="T66">Keys</text:span></text:p>
        </text:list-item>
      </text:list>
      <text:p text:style-name="P67">Relational Model</text:p>
      <text:list text:style-name="LFO6" text:continue-numbering="true">
        <text:list-item>
          <text:p text:style-name="P68">Data stored in<text:s/><text:span text:style-name="T69">tables</text:span></text:p>
        </text:list-item>
        <text:list-item>
          <text:p text:style-name="P70">Uses<text:s/><text:span text:style-name="T71">primary &amp; foreign keys</text:span></text:p>
        </text:list-item>
      </text:list>
      <text:p text:style-name="P72">Network Model</text:p>
      <text:list text:style-name="LFO7" text:continue-numbering="true">
        <text:list-item>
          <text:p text:style-name="P73">Records connected via links</text:p>
        </text:list-item>
        <text:list-item>
          <text:p text:style-name="P74">Supports many-to-many</text:p>
        </text:list-item>
      </text:list>
      <text:p text:style-name="P75">Object-Oriented Model</text:p>
      <text:list text:style-name="LFO8" text:continue-numbering="true">
        <text:list-item>
          <text:p text:style-name="P76">Objects + classes</text:p>
        </text:list-item>
        <text:list-item>
          <text:p text:style-name="P77">Encapsulation &amp; inheritance</text:p>
        </text:list-item>
      </text:list>
      <text:p text:style-name="Normal"><draw:custom-shape svg:x="0in" svg:y="0in" svg:width="45.51042in" svg:height="0.00139in" draw:z-index="0" draw:id="id5" draw:style-name="a5" draw:name="Horizontal Line 21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8">6️</text:span><text:span text:style-name="T79">⃣</text:span><text:span text:style-name="T80"><text:s/>Integrity Constraints</text:span></text:p>
      <text:p text:style-name="Normal">Rules to maintain data accuracy</text:p>
      <text:list text:style-name="LFO9" text:continue-numbering="true">
        <text:list-item>
          <text:p text:style-name="P81"><text:span text:style-name="T82">Domain constraint</text:span></text:p>
        </text:list-item>
        <text:list-item>
          <text:p text:style-name="P83"><text:span text:style-name="T84">Entity integrity</text:span><text:s/>(Primary key ≠ NULL)</text:p>
        </text:list-item>
        <text:list-item>
          <text:p text:style-name="P85"><text:span text:style-name="T86">Referential integrity</text:span><text:s/>(Foreign key consistency)</text:p>
        </text:list-item>
      </text:list>
      <text:p text:style-name="Normal"><draw:custom-shape svg:x="0in" svg:y="0in" svg:width="45.51042in" svg:height="0.00139in" draw:z-index="0" draw:id="id6" draw:style-name="a6" draw:name="Horizontal Line 21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87">7️</text:span><text:span text:style-name="T88">⃣</text:span><text:span text:style-name="T89"><text:s/>Data Manipulation Operations</text:span></text:p>
      <text:list text:style-name="LFO10" text:continue-numbering="true">
        <text:list-item>
          <text:p text:style-name="P90">Retrieval</text:p>
        </text:list-item>
        <text:list-item>
          <text:p text:style-name="P91">Insertion</text:p>
        </text:list-item>
        <text:list-item>
          <text:p text:style-name="P92">Deletion</text:p>
        </text:list-item>
        <text:list-item>
          <text:p text:style-name="P93">Modification</text:p>
        </text:list-item>
      </text:list>
      <text:p text:style-name="Normal"><draw:custom-shape svg:x="0in" svg:y="0in" svg:width="45.51042in" svg:height="0.00139in" draw:z-index="0" draw:id="id7" draw:style-name="a7" draw:name="Horizontal Line 21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94">🔥</text:span><text:span text:style-name="T95"><text:s/>UNIT 2 – RELATIONAL MODEL &amp; SQL</text:span></text:p>
      <text:p text:style-name="Normal"><text:span text:style-name="T96">1️</text:span><text:span text:style-name="T97">⃣</text:span><text:span text:style-name="T98"><text:s/>Structure of Relational Database</text:span></text:p>
      <text:list text:style-name="LFO11" text:continue-numbering="true">
        <text:list-item>
          <text:p text:style-name="P99">Relation = Table</text:p>
        </text:list-item>
        <text:list-item>
          <text:p text:style-name="P100">Tuple = Row</text:p>
        </text:list-item>
        <text:list-item>
          <text:p text:style-name="P101">Attribute = Column</text:p>
        </text:list-item>
        <text:list-item>
          <text:p text:style-name="P102">Degree = Number of attributes</text:p>
        </text:list-item>
        <text:list-item>
          <text:p text:style-name="P103">Cardinality = Number of tuples</text:p>
        </text:list-item>
      </text:list>
      <text:p text:style-name="Normal"><draw:custom-shape svg:x="0in" svg:y="0in" svg:width="45.51042in" svg:height="0.00139in" draw:z-index="0" draw:id="id8" draw:style-name="a8" draw:name="Horizontal Line 21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4">2️</text:span><text:span text:style-name="T105">⃣</text:span><text:span text:style-name="T106"><text:s/>Relational Algebra (</text:span><text:span text:style-name="T107">🔥🔥</text:span><text:span text:style-name="T108"><text:s/>Must)</text:span></text:p>
      <text:p text:style-name="P109">Fundamental Operations</text:p>
      <text:list text:style-name="LFO12" text:continue-numbering="true">
        <text:list-item>
          <text:p text:style-name="P110"><text:span text:style-name="T111">σ (Selection)</text:span><text:s/>– Row filter</text:p>
        </text:list-item>
        <text:list-item>
          <text:p text:style-name="P112"><text:span text:style-name="T113">π (Projection)</text:span><text:s/>– Column filter</text:p>
        </text:list-item>
        <text:list-item>
          <text:p text:style-name="P114"><text:span text:style-name="T115">∪</text:span><text:span text:style-name="T116"><text:s/>(Union)</text:span></text:p>
        </text:list-item>
        <text:list-item>
          <text:p text:style-name="P117"><text:span text:style-name="T118">− (Set Difference)</text:span></text:p>
        </text:list-item>
        <text:list-item>
          <text:p text:style-name="P119"><text:span text:style-name="T120">× (Cartesian Product)</text:span></text:p>
        </text:list-item>
        <text:list-item>
          <text:p text:style-name="P121"><text:span text:style-name="T122">ρ (Rename)</text:span></text:p>
        </text:list-item>
      </text:list>
      <text:p text:style-name="P123">Additional Operations</text:p>
      <text:list text:style-name="LFO13" text:continue-numbering="true">
        <text:list-item>
          <text:p text:style-name="P124">Intersection</text:p>
        </text:list-item>
        <text:list-item>
          <text:p text:style-name="P125">Join</text:p>
        </text:list-item>
        <text:list-item>
          <text:p text:style-name="P126">Division</text:p>
        </text:list-item>
      </text:list>
      <text:p text:style-name="P127">Extended Relational Algebra</text:p>
      <text:list text:style-name="LFO14" text:continue-numbering="true">
        <text:list-item>
          <text:p text:style-name="P128">Outer join</text:p>
        </text:list-item>
        <text:list-item>
          <text:p text:style-name="P129">Aggregate functions</text:p>
        </text:list-item>
      </text:list>
      <text:p text:style-name="Normal"><draw:custom-shape svg:x="0in" svg:y="0in" svg:width="45.51042in" svg:height="0.00139in" draw:z-index="0" draw:id="id9" draw:style-name="a9" draw:name="Horizontal Line 22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0">3️</text:span><text:span text:style-name="T131">⃣</text:span><text:span text:style-name="T132"><text:s/>Relational Calculus</text:span></text:p>
      <text:list text:style-name="LFO15" text:continue-numbering="true">
        <text:list-item>
          <text:p text:style-name="P133"><text:span text:style-name="T134">Tuple Relational Calculus (TRC)</text:span><text:s/>– Uses tuples</text:p>
        </text:list-item>
        <text:list-item>
          <text:p text:style-name="P135"><text:span text:style-name="T136">Domain Relational Calculus (DRC)</text:span><text:s/>– Uses domains</text:p>
        </text:list-item>
      </text:list>
      <text:p text:style-name="Normal"><text:span text:style-name="T137">👉</text:span><text:s/>Non-procedural (what, not how)</text:p>
      <text:p text:style-name="Normal"><draw:custom-shape svg:x="0in" svg:y="0in" svg:width="45.51042in" svg:height="0.00139in" draw:z-index="0" draw:id="id10" draw:style-name="a10" draw:name="Horizontal Line 22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38">4️</text:span><text:span text:style-name="T139">⃣</text:span><text:span text:style-name="T140"><text:s/>SQL (EXTREMELY IMPORTANT)</text:span></text:p>
      <text:p text:style-name="P141">Basic Structure</text:p>
      <text:p text:style-name="Normal">SELECT attributes</text:p>
      <text:p text:style-name="Normal">FROM table</text:p>
      <text:p text:style-name="Normal">WHERE condition;</text:p>
      <text:p text:style-name="P142">Set Operations</text:p>
      <text:list text:style-name="LFO16" text:continue-numbering="true">
        <text:list-item>
          <text:p text:style-name="P143">UNION</text:p>
        </text:list-item>
        <text:list-item>
          <text:p text:style-name="P144">INTERSECT</text:p>
        </text:list-item>
        <text:list-item>
          <text:p text:style-name="P145">EXCEPT</text:p>
        </text:list-item>
      </text:list>
      <text:p text:style-name="P146">Aggregate Functions</text:p>
      <text:list text:style-name="LFO17" text:continue-numbering="true">
        <text:list-item>
          <text:p text:style-name="P147">COUNT</text:p>
        </text:list-item>
        <text:list-item>
          <text:p text:style-name="P148">SUM</text:p>
        </text:list-item>
        <text:list-item>
          <text:p text:style-name="P149">AVG</text:p>
        </text:list-item>
        <text:list-item>
          <text:p text:style-name="P150">MIN</text:p>
        </text:list-item>
        <text:list-item>
          <text:p text:style-name="P151">MAX</text:p>
        </text:list-item>
      </text:list>
      <text:p text:style-name="Normal"><draw:custom-shape svg:x="0in" svg:y="0in" svg:width="45.51042in" svg:height="0.00139in" draw:z-index="0" draw:id="id11" draw:style-name="a11" draw:name="Horizontal Line 22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2">5️</text:span><text:span text:style-name="T153">⃣</text:span><text:span text:style-name="T154"><text:s/>NULL Values</text:span></text:p>
      <text:list text:style-name="LFO18" text:continue-numbering="true">
        <text:list-item>
          <text:p text:style-name="P155">NULL ≠ 0</text:p>
        </text:list-item>
        <text:list-item>
          <text:p text:style-name="P156">NULL ≠ empty<text:line-break/>Handled using IS NULL</text:p>
        </text:list-item>
      </text:list>
      <text:p text:style-name="Normal"><draw:custom-shape svg:x="0in" svg:y="0in" svg:width="45.51042in" svg:height="0.00139in" draw:z-index="0" draw:id="id12" draw:style-name="a12" draw:name="Horizontal Line 22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7">6️</text:span><text:span text:style-name="T158">⃣</text:span><text:span text:style-name="T159"><text:s/>Nested Subqueries</text:span></text:p>
      <text:p text:style-name="Normal">Query inside another query<text:line-break/>Used with IN, EXISTS, ANY, ALL</text:p>
      <text:p text:style-name="Normal"><draw:custom-shape svg:x="0in" svg:y="0in" svg:width="45.51042in" svg:height="0.00139in" draw:z-index="0" draw:id="id13" draw:style-name="a13" draw:name="Horizontal Line 22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0">7️</text:span><text:span text:style-name="T161">⃣</text:span><text:span text:style-name="T162"><text:s/>Views</text:span></text:p>
      <text:p text:style-name="Normal">Virtual tables</text:p>
      <text:p text:style-name="Normal">CREATE VIEW v1 AS SELECT ...</text:p>
      <text:p text:style-name="Normal"><text:span text:style-name="T163">👉</text:span><text:s/>Security + simplicity</text:p>
      <text:p text:style-name="Normal"><draw:custom-shape svg:x="0in" svg:y="0in" svg:width="45.51042in" svg:height="0.00139in" draw:z-index="0" draw:id="id14" draw:style-name="a14" draw:name="Horizontal Line 22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64">8️</text:span><text:span text:style-name="T165">⃣</text:span><text:span text:style-name="T166"><text:s/>Constraints &amp; Triggers</text:span></text:p>
      <text:list text:style-name="LFO19" text:continue-numbering="true">
        <text:list-item>
          <text:p text:style-name="P167">Domain constraint</text:p>
        </text:list-item>
        <text:list-item>
          <text:p text:style-name="P168">Referential integrity</text:p>
        </text:list-item>
        <text:list-item>
          <text:p text:style-name="P169">Trigger = automatic action on events</text:p>
        </text:list-item>
      </text:list>
      <text:p text:style-name="Normal"><draw:custom-shape svg:x="0in" svg:y="0in" svg:width="45.51042in" svg:height="0.00139in" draw:z-index="0" draw:id="id15" draw:style-name="a15" draw:name="Horizontal Line 22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0">🔥</text:span><text:span text:style-name="T171"><text:s/>UNIT 3 – RELATIONAL DATABASE DESIGN (HIGH WEIGHTAGE)</text:span></text:p>
      <text:p text:style-name="Normal"><text:span text:style-name="T172">1️</text:span><text:span text:style-name="T173">⃣</text:span><text:span text:style-name="T174"><text:s/>Functional Dependency (FD)</text:span></text:p>
      <text:p text:style-name="Normal">X → Y<text:line-break/>X determines Y</text:p>
      <text:p text:style-name="Normal"><draw:custom-shape svg:x="0in" svg:y="0in" svg:width="45.51042in" svg:height="0.00139in" draw:z-index="0" draw:id="id16" draw:style-name="a16" draw:name="Horizontal Line 22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75">2️</text:span><text:span text:style-name="T176">⃣</text:span><text:span text:style-name="T177"><text:s/>Normal Forms (</text:span><text:span text:style-name="T178">🔥🔥🔥</text:span><text:span text:style-name="T179">)</text:span></text:p>
      <text:p text:style-name="P180">1NF</text:p>
      <text:list text:style-name="LFO20" text:continue-numbering="true">
        <text:list-item>
          <text:p text:style-name="P181">Atomic values</text:p>
        </text:list-item>
        <text:list-item>
          <text:p text:style-name="P182">No multivalued attributes</text:p>
        </text:list-item>
      </text:list>
      <text:p text:style-name="P183">2NF</text:p>
      <text:list text:style-name="LFO21" text:continue-numbering="true">
        <text:list-item>
          <text:p text:style-name="P184">In 1NF</text:p>
        </text:list-item>
        <text:list-item>
          <text:p text:style-name="P185">No partial dependency</text:p>
        </text:list-item>
      </text:list>
      <text:p text:style-name="P186">3NF</text:p>
      <text:list text:style-name="LFO22" text:continue-numbering="true">
        <text:list-item>
          <text:p text:style-name="P187">In 2NF</text:p>
        </text:list-item>
        <text:list-item>
          <text:p text:style-name="P188">No transitive dependency</text:p>
        </text:list-item>
      </text:list>
      <text:p text:style-name="P189">BCNF</text:p>
      <text:list text:style-name="LFO23" text:continue-numbering="true">
        <text:list-item>
          <text:p text:style-name="P190">Stronger than 3NF</text:p>
        </text:list-item>
        <text:list-item>
          <text:p text:style-name="P191">Every determinant is a candidate key</text:p>
        </text:list-item>
      </text:list>
      <text:p text:style-name="Normal"><draw:custom-shape svg:x="0in" svg:y="0in" svg:width="45.51042in" svg:height="0.00139in" draw:z-index="0" draw:id="id17" draw:style-name="a17" draw:name="Horizontal Line 22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2">3️</text:span><text:span text:style-name="T193">⃣</text:span><text:span text:style-name="T194"><text:s/>Closure (X</text:span><text:span text:style-name="T195">⁺</text:span><text:span text:style-name="T196">)</text:span></text:p>
      <text:p text:style-name="Normal">Set of all attributes determined by X<text:line-break/>Used to find keys</text:p>
      <text:p text:style-name="Normal"><draw:custom-shape svg:x="0in" svg:y="0in" svg:width="45.51042in" svg:height="0.00139in" draw:z-index="0" draw:id="id18" draw:style-name="a18" draw:name="Horizontal Line 22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7">4️</text:span><text:span text:style-name="T198">⃣</text:span><text:span text:style-name="T199"><text:s/>Armstrong’s Axioms (</text:span><text:span text:style-name="T200">🔥</text:span><text:span text:style-name="T201"><text:s/>Very Expected)</text:span></text:p>
      <text:list text:style-name="LFO24" text:continue-numbering="true">
        <text:list-item>
          <text:p text:style-name="P202"><text:span text:style-name="T203">Reflexivity</text:span></text:p>
        </text:list-item>
        <text:list-item>
          <text:p text:style-name="P204"><text:span text:style-name="T205">Augmentation</text:span></text:p>
        </text:list-item>
        <text:list-item>
          <text:p text:style-name="P206"><text:span text:style-name="T207">Transitivity</text:span></text:p>
        </text:list-item>
      </text:list>
      <text:p text:style-name="Normal"><draw:custom-shape svg:x="0in" svg:y="0in" svg:width="45.51042in" svg:height="0.00139in" draw:z-index="0" draw:id="id19" draw:style-name="a19" draw:name="Horizontal Line 23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08">5️</text:span><text:span text:style-name="T209">⃣</text:span><text:span text:style-name="T210"><text:s/>Canonical Cover</text:span></text:p>
      <text:p text:style-name="Normal">Minimal set of FDs<text:line-break/>No redundant dependencies</text:p>
      <text:p text:style-name="Normal"><draw:custom-shape svg:x="0in" svg:y="0in" svg:width="45.51042in" svg:height="0.00139in" draw:z-index="0" draw:id="id20" draw:style-name="a20" draw:name="Horizontal Line 23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1">6️</text:span><text:span text:style-name="T212">⃣</text:span><text:span text:style-name="T213"><text:s/>Decomposition</text:span></text:p>
      <text:p text:style-name="Normal">Breaking table into smaller tables</text:p>
      <text:p text:style-name="P214">Properties:</text:p>
      <text:list text:style-name="LFO25" text:continue-numbering="true">
        <text:list-item>
          <text:p text:style-name="P215"><text:span text:style-name="T216">Lossless join</text:span></text:p>
        </text:list-item>
        <text:list-item>
          <text:p text:style-name="P217"><text:span text:style-name="T218">Dependency preservation</text:span></text:p>
        </text:list-item>
      </text:list>
      <text:p text:style-name="Normal"><draw:custom-shape svg:x="0in" svg:y="0in" svg:width="45.51042in" svg:height="0.00139in" draw:z-index="0" draw:id="id21" draw:style-name="a21" draw:name="Horizontal Line 23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9">7️</text:span><text:span text:style-name="T220">⃣</text:span><text:span text:style-name="T221"><text:s/>Higher Normal Forms</text:span></text:p>
      <text:list text:style-name="LFO26" text:continue-numbering="true">
        <text:list-item>
          <text:p text:style-name="P222"><text:span text:style-name="T223">4NF</text:span><text:s/>– No multivalued dependency</text:p>
        </text:list-item>
        <text:list-item>
          <text:p text:style-name="P224"><text:span text:style-name="T225">5NF</text:span><text:s/>– No join dependency</text:p>
        </text:list-item>
      </text:list>
      <text:p text:style-name="Normal"><draw:custom-shape svg:x="0in" svg:y="0in" svg:width="45.51042in" svg:height="0.00139in" draw:z-index="0" draw:id="id22" draw:style-name="a22" draw:name="Horizontal Line 23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26">🔥</text:span><text:span text:style-name="T227"><text:s/>UNIT 4 – TRANSACTION PROCESSING</text:span></text:p>
      <text:p text:style-name="Normal"><text:span text:style-name="T228">1️</text:span><text:span text:style-name="T229">⃣</text:span><text:span text:style-name="T230"><text:s/>Transaction</text:span></text:p>
      <text:p text:style-name="Normal">Sequence of operations treated as one unit</text:p>
      <text:p text:style-name="Normal"><draw:custom-shape svg:x="0in" svg:y="0in" svg:width="45.51042in" svg:height="0.00139in" draw:z-index="0" draw:id="id23" draw:style-name="a23" draw:name="Horizontal Line 23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31">2️</text:span><text:span text:style-name="T232">⃣</text:span><text:span text:style-name="T233"><text:s/>ACID Properties (</text:span><text:span text:style-name="T234">🔥🔥🔥</text:span><text:span text:style-name="T235">)</text:span></text:p>
      <text:list text:style-name="LFO27" text:continue-numbering="true">
        <text:list-item>
          <text:p text:style-name="P236"><text:span text:style-name="T237">Atomicity</text:span></text:p>
        </text:list-item>
        <text:list-item>
          <text:p text:style-name="P238"><text:span text:style-name="T239">Consistency</text:span></text:p>
        </text:list-item>
        <text:list-item>
          <text:p text:style-name="P240"><text:span text:style-name="T241">Isolation</text:span></text:p>
        </text:list-item>
        <text:list-item>
          <text:p text:style-name="P242"><text:span text:style-name="T243">Durability</text:span></text:p>
        </text:list-item>
      </text:list>
      <text:p text:style-name="Normal">Example: Bank transfer</text:p>
      <text:p text:style-name="Normal"><draw:custom-shape svg:x="0in" svg:y="0in" svg:width="45.51042in" svg:height="0.00139in" draw:z-index="0" draw:id="id24" draw:style-name="a24" draw:name="Horizontal Line 23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44">3️</text:span><text:span text:style-name="T245">⃣</text:span><text:span text:style-name="T246"><text:s/>Two Phase Commit (2PC)</text:span></text:p>
      <text:p text:style-name="Normal">Used in distributed DB</text:p>
      <text:list text:style-name="LFO28" text:continue-numbering="true">
        <text:list-item>
          <text:p text:style-name="P247">Phase 1: Voting</text:p>
        </text:list-item>
        <text:list-item>
          <text:p text:style-name="P248">Phase 2: Commit / Abort</text:p>
        </text:list-item>
      </text:list>
      <text:p text:style-name="Normal"><draw:custom-shape svg:x="0in" svg:y="0in" svg:width="45.51042in" svg:height="0.00139in" draw:z-index="0" draw:id="id25" draw:style-name="a25" draw:name="Horizontal Line 23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49">4️</text:span><text:span text:style-name="T250">⃣</text:span><text:span text:style-name="T251"><text:s/>Savepoints</text:span></text:p>
      <text:p text:style-name="Normal">Partial rollback within transaction</text:p>
      <text:p text:style-name="Normal"><draw:custom-shape svg:x="0in" svg:y="0in" svg:width="45.51042in" svg:height="0.00139in" draw:z-index="0" draw:id="id26" draw:style-name="a26" draw:name="Horizontal Line 23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52">5️</text:span><text:span text:style-name="T253">⃣</text:span><text:span text:style-name="T254"><text:s/>Concurrency Control (VERY IMPORTANT)</text:span></text:p>
      <text:p text:style-name="P255">Locking Protocols</text:p>
      <text:list text:style-name="LFO29" text:continue-numbering="true">
        <text:list-item>
          <text:p text:style-name="P256">Shared lock (Read)</text:p>
        </text:list-item>
        <text:list-item>
          <text:p text:style-name="P257">Exclusive lock (Write)</text:p>
        </text:list-item>
      </text:list>
      <text:p text:style-name="P258">Two Phase Locking (2PL)</text:p>
      <text:list text:style-name="LFO30" text:continue-numbering="true">
        <text:list-item>
          <text:p text:style-name="P259">Growing phase</text:p>
        </text:list-item>
        <text:list-item>
          <text:p text:style-name="P260">Shrinking phase</text:p>
        </text:list-item>
      </text:list>
      <text:p text:style-name="P261">Timestamp-Based Protocol</text:p>
      <text:p text:style-name="Normal">Order transactions by time</text:p>
      <text:p text:style-name="P262">Multiversion CC</text:p>
      <text:p text:style-name="Normal">Multiple versions of data</text:p>
      <text:p text:style-name="P263">Optimistic CC</text:p>
      <text:p text:style-name="Normal">Check conflicts at commit time</text:p>
      <text:p text:style-name="Normal"><draw:custom-shape svg:x="0in" svg:y="0in" svg:width="45.51042in" svg:height="0.00139in" draw:z-index="0" draw:id="id27" draw:style-name="a27" draw:name="Horizontal Line 23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64">6️</text:span><text:span text:style-name="T265">⃣</text:span><text:span text:style-name="T266"><text:s/>Database Recovery</text:span></text:p>
      <text:list text:style-name="LFO31" text:continue-numbering="true">
        <text:list-item>
          <text:p text:style-name="P267">Log-based recovery</text:p>
        </text:list-item>
        <text:list-item>
          <text:p text:style-name="P268">Checkpoints</text:p>
        </text:list-item>
        <text:list-item>
          <text:p text:style-name="P269">Undo &amp; Redo</text:p>
        </text:list-item>
      </text:list>
      <text:p text:style-name="Normal"><draw:custom-shape svg:x="0in" svg:y="0in" svg:width="45.51042in" svg:height="0.00139in" draw:z-index="0" draw:id="id28" draw:style-name="a28" draw:name="Horizontal Line 23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70">🔥</text:span><text:span text:style-name="T271"><text:s/>UNIT 5 – STORAGE, QUERY &amp; ADVANCED DB</text:span></text:p>
      <text:p text:style-name="Normal"><text:span text:style-name="T272">1️</text:span><text:span text:style-name="T273">⃣</text:span><text:span text:style-name="T274"><text:s/>RAID (</text:span><text:span text:style-name="T275">🔥🔥</text:span><text:span text:style-name="T276">)</text:span></text:p>
      <text:list text:style-name="LFO32" text:continue-numbering="true">
        <text:list-item>
          <text:p text:style-name="P277">RAID 0 – Speed</text:p>
        </text:list-item>
        <text:list-item>
          <text:p text:style-name="P278">RAID 1 – Mirroring</text:p>
        </text:list-item>
        <text:list-item>
          <text:p text:style-name="P279">RAID 5 – Parity</text:p>
        </text:list-item>
        <text:list-item>
          <text:p text:style-name="P280">RAID 6 – Double parity</text:p>
        </text:list-item>
      </text:list>
      <text:p text:style-name="Normal"><draw:custom-shape svg:x="0in" svg:y="0in" svg:width="45.51042in" svg:height="0.00139in" draw:z-index="0" draw:id="id29" draw:style-name="a29" draw:name="Horizontal Line 24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81">2️</text:span><text:span text:style-name="T282">⃣</text:span><text:span text:style-name="T283"><text:s/>File Organization</text:span></text:p>
      <text:list text:style-name="LFO33" text:continue-numbering="true">
        <text:list-item>
          <text:p text:style-name="P284">Heap</text:p>
        </text:list-item>
        <text:list-item>
          <text:p text:style-name="P285">Sequential</text:p>
        </text:list-item>
        <text:list-item>
          <text:p text:style-name="P286">Hash</text:p>
        </text:list-item>
      </text:list>
      <text:p text:style-name="Normal"><draw:custom-shape svg:x="0in" svg:y="0in" svg:width="45.51042in" svg:height="0.00139in" draw:z-index="0" draw:id="id30" draw:style-name="a30" draw:name="Horizontal Line 24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87">3️</text:span><text:span text:style-name="T288">⃣</text:span><text:span text:style-name="T289"><text:s/>Indexing</text:span></text:p>
      <text:list text:style-name="LFO34" text:continue-numbering="true">
        <text:list-item>
          <text:p text:style-name="P290">Ordered indices</text:p>
        </text:list-item>
        <text:list-item>
          <text:p text:style-name="P291">Primary &amp; Secondary index</text:p>
        </text:list-item>
        <text:list-item>
          <text:p text:style-name="P292">B-tree</text:p>
        </text:list-item>
        <text:list-item>
          <text:p text:style-name="P293">B+ tree (<text:span text:style-name="T294">🔥</text:span><text:s/>very important)</text:p>
        </text:list-item>
      </text:list>
      <text:p text:style-name="Normal"><draw:custom-shape svg:x="0in" svg:y="0in" svg:width="45.51042in" svg:height="0.00139in" draw:z-index="0" draw:id="id31" draw:style-name="a31" draw:name="Horizontal Line 24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95">4️</text:span><text:span text:style-name="T296">⃣</text:span><text:span text:style-name="T297"><text:s/>Query Processing</text:span></text:p>
      <text:list text:style-name="LFO35" text:continue-numbering="true">
        <text:list-item>
          <text:p text:style-name="P298">Parsing</text:p>
        </text:list-item>
        <text:list-item>
          <text:p text:style-name="P299">Optimization</text:p>
        </text:list-item>
        <text:list-item>
          <text:p text:style-name="P300">Execution</text:p>
        </text:list-item>
      </text:list>
      <text:p text:style-name="P301">Measures of Cost</text:p>
      <text:list text:style-name="LFO36" text:continue-numbering="true">
        <text:list-item>
          <text:p text:style-name="P302">Disk I/O</text:p>
        </text:list-item>
        <text:list-item>
          <text:p text:style-name="P303">CPU time</text:p>
        </text:list-item>
        <text:list-item>
          <text:p text:style-name="P304">Memory</text:p>
        </text:list-item>
      </text:list>
      <text:p text:style-name="Normal"><draw:custom-shape svg:x="0in" svg:y="0in" svg:width="45.51042in" svg:height="0.00139in" draw:z-index="0" draw:id="id32" draw:style-name="a32" draw:name="Horizontal Line 24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05">5️</text:span><text:span text:style-name="T306">⃣</text:span><text:span text:style-name="T307"><text:s/>Query Optimization</text:span></text:p>
      <text:p text:style-name="Normal">Choose lowest cost execution plan</text:p>
      <text:p text:style-name="Normal"><draw:custom-shape svg:x="0in" svg:y="0in" svg:width="45.51042in" svg:height="0.00139in" draw:z-index="0" draw:id="id33" draw:style-name="a33" draw:name="Horizontal Line 24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08">6️</text:span><text:span text:style-name="T309">⃣</text:span><text:span text:style-name="T310"><text:s/>Advanced Databases (SHORT NOTES)</text:span></text:p>
      <text:list text:style-name="LFO37" text:continue-numbering="true">
        <text:list-item>
          <text:p text:style-name="P311">Object-oriented DB</text:p>
        </text:list-item>
        <text:list-item>
          <text:p text:style-name="P312">Object-relational DB</text:p>
        </text:list-item>
        <text:list-item>
          <text:p text:style-name="P313">Distributed DB</text:p>
        </text:list-item>
        <text:list-item>
          <text:p text:style-name="P314">Web DB</text:p>
        </text:list-item>
        <text:list-item>
          <text:p text:style-name="P315">Data Warehousing</text:p>
        </text:list-item>
        <text:list-item>
          <text:p text:style-name="P316">Data Mining</text:p>
        </text:list-item>
      </text:list>
      <text:p text:style-name="Normal"><draw:custom-shape svg:x="0in" svg:y="0in" svg:width="45.51042in" svg:height="0.00139in" draw:z-index="0" draw:id="id34" draw:style-name="a34" draw:name="Horizontal Line 24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17">💙</text:span><text:s/><text:span text:style-name="T318">You’ve got this, Zayed.</text:span><text:line-break/>This is<text:s/><text:span text:style-name="T319">exactly</text:span><text:s/>what examiners expect.<text:line-break/>If you want:</text:p>
      <text:list text:style-name="LFO38" text:continue-numbering="true">
        <text:list-item>
          <text:p text:style-name="P320"><text:span text:style-name="T321">🔹</text:span><text:s/><text:span text:style-name="T322">Unit-wise 10-mark answers</text:span></text:p>
        </text:list-item>
        <text:list-item>
          <text:p text:style-name="P323"><text:span text:style-name="T324">🔹</text:span><text:s/><text:span text:style-name="T325">Diagrams (ER, 3-level, 2PC, RAID)</text:span></text:p>
        </text:list-item>
        <text:list-item>
          <text:p text:style-name="P326"><text:span text:style-name="T327">🔹</text:span><text:s/><text:span text:style-name="T328">Last-night crash revision (1 page/unit)</text:span></text:p>
        </text:list-item>
      </text:list>
      <text:p text:style-name="Normal">Just tell me — I’m with you like a brother<text:s/><text:span text:style-name="T329">🤝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001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yed khan</meta:initial-creator>
    <dc:creator>zayed khan</dc:creator>
    <meta:creation-date>2026-01-17T05:59:00Z</meta:creation-date>
    <dc:date>2026-01-17T06:00:00Z</dc:date>
    <meta:print-date>2026-01-17T05:59:00Z</meta:print-date>
    <meta:template xlink:href="Normal" xlink:type="simple"/>
    <meta:editing-cycles>2</meta:editing-cycles>
    <meta:editing-duration>PT60S</meta:editing-duration>
    <meta:document-statistic meta:page-count="1" meta:paragraph-count="10" meta:word-count="777" meta:character-count="5202" meta:row-count="36" meta:non-whitespace-character-count="4435"/>
  </office:meta>
</office:document-meta>
</file>